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30e59" officeooo:paragraph-rsid="00030e59" style:font-name-complex="IRZ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بلاکچین تهران مرکز : </text:p>
      <text:p text:style-name="P1">۲ – هوافضا تهران مرکز</text:p>
      <text:p text:style-name="P1">۳ – ژئووال علوم و تحقیقات: تیم تهران مرکز – تیم بندر انزلی – اطلاع‌رسانی به انجمن‌ها مربوطه</text:p>
      <text:p text:style-name="P1">۴ – نوتریگارد</text:p>
      <text:p text:style-name="P1">۵ – طرح‌های باشگاه – ثریا:</text:p>
      <text:p text:style-name="P1">۶ 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1:25:48.050350731</meta:creation-date>
    <meta:generator>LibreOffice/7.3.7.2$Linux_X86_64 LibreOffice_project/30$Build-2</meta:generator>
    <dc:date>2024-12-01T02:58:24.146772223</dc:date>
    <meta:editing-duration>PT6M50S</meta:editing-duration>
    <meta:editing-cycles>1</meta:editing-cycles>
    <meta:document-statistic meta:table-count="0" meta:image-count="0" meta:object-count="0" meta:page-count="1" meta:paragraph-count="6" meta:word-count="32" meta:character-count="177" meta:non-whitespace-character-count="141"/>
  </office:meta>
</office:document-meta>
</file>